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998a" officeooo:paragraph-rsid="0006998a"/>
    </style:style>
    <style:style style:name="P2" style:family="paragraph" style:parent-style-name="Standard">
      <style:text-properties officeooo:rsid="000788f5" officeooo:paragraph-rsid="000788f5"/>
    </style:style>
    <style:style style:name="T1" style:family="text">
      <style:text-properties officeooo:rsid="00089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lon est un projet <text:span text:style-name="T1">u</text:span>niversitaire réalisé par 4 étudiants de la faculté du Mans et développé en langage C. <text:span text:style-name="T1">Il s’agit d’un jeu vidéo i</text:span>nspiré du jeu Pokemon. <text:span text:style-name="T1">Nous en avons repris le concept mais </text:span>avons recréé tous un univers dans lequel un joueur peut évoluer. Le nom du projet vient de la concaténation de la librairie graphique utilisée et du style de jeu. </text:p>
      <text:p text:style-name="P1"/>
      <text:p text:style-name="P1"/>
      <text:p text:style-name="P2">Exposé le pla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8T17:54:04.409000000</meta:creation-date>
    <dc:date>2023-03-28T22:26:02.816000000</dc:date>
    <meta:editing-duration>PT14M</meta:editing-duration>
    <meta:editing-cycles>3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2" meta:word-count="67" meta:character-count="370" meta:non-whitespace-character-count="304"/>
  </office:meta>
</office:document-meta>
</file>